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line-through-style="solid"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5_30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Charles D. Spivak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September 2, 1891</text:p>
      <text:p text:style-name="P5">Month<text:tab/><text:tab/><text:tab/><text:tab/><text:tab/><text:tab/>September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Sep 2<text:span text:style-name="T2">d</text:span><text:span text:style-name="T3"> 1891/</text:span></text:p>
      <text:p text:style-name="P2"><text:span text:style-name="T3">Rev Dr S. Morais/</text:span></text:p>
      <text:p text:style-name="P2"><text:span text:style-name="T3"><text:tab/>Dear Doctor,--/</text:span></text:p>
      <text:p text:style-name="P2"><text:span text:style-name="T3"><text:tab/><text:tab/>Mr Rowner,/ a student of the Jefferson/ College, who saved some/ money from the scout ear-/ning on the machine, after/ having paid for tuition of the/ first year finds himself/ now unable to pursue/ his studies. <text:s/>He has not the/ means to pay in the College./ <text:s/>If you can in any way/ </text:span><text:span text:style-name="T4">help</text:span><text:span text:style-name="T3"> advise him in relation/ to it, you will greatly oblige/ Yours Truly/ Chas D. Spivak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8T14:24:27.46</meta:creation-date>
    <dc:date>2011-11-28T14:27:13.96</dc:date>
    <dc:creator>Penn Libraries</dc:creator>
    <meta:editing-duration>PT00H02M4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4" meta:word-count="240" meta:character-count="1676"/>
  </office:meta>
</office:document-meta>
</file>